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ck solid #000000" fo:border-left="none" fo:border-right="thick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none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1" style:family="table-cell" style:parent-style-name="Default" style:data-style-name="N19">
      <style:table-cell-properties fo:border-top="2pt solid #000000" fo:border-bottom="2pt solid #000000" fo:border-left="2pt solid #000000" fo:border-right="none" style:vertical-align="automatic" style:cell-protect="none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cell-protect="non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 style:cell-protect="non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ck solid #000000" style:vertical-align="automatic" style:cell-protect="non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ck solid #000000" style:vertical-align="automatic" style:cell-protect="none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6" style:family="table-cell" style:parent-style-name="Default" style:data-style-name="N0">
      <style:table-cell-properties fo:border="thick solid #000000" style:vertical-align="automatic" style:cell-protect="none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17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automatic" style:cell-protect="none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thick solid #000000" fo:border-bottom="none" fo:border-left="none" fo:border-right="thick solid #000000" style:vertical-align="automatic" style:cell-protect="non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style:cell-protect="non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style:cell-protect="none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21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style:cell-protect="none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22" style:family="table-cell" style:parent-style-name="Default" style:data-style-name="N0">
      <style:table-cell-properties fo:border-top="thick solid #000000" fo:border-bottom="none" fo:border-left="thick solid #000000" fo:border-right="none" style:vertical-align="automatic" style:cell-protect="none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23" style:family="table-cell" style:parent-style-name="Default" style:data-style-name="N0">
      <style:table-cell-properties style:cell-protect="none"/>
    </style:style>
    <style:style style:name="ce24" style:family="table-cell" style:parent-style-name="Default" style:data-style-name="N0">
      <style:table-cell-properties style:cell-protect="none"/>
    </style:style>
    <style:style style:name="ce25" style:family="table-cell" style:parent-style-name="Default" style:data-style-name="N0">
      <style:table-cell-properties style:cell-protect="none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middle" fo:background-color="#FFF2CC" style:cell-protect="none" style:repeat-content="false"/>
      <style:paragraph-properties fo:text-align="center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29" style:family="table-cell" style:parent-style-name="Default" style:data-style-name="N0">
      <style:table-cell-properties style:vertical-align="middle" fo:background-color="#FFF2CC" style:cell-protect="non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FF2CC" style:cell-protect="none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31" style:family="table-cell" style:parent-style-name="Default" style:data-style-name="N0">
      <style:table-cell-properties style:vertical-align="middle" fo:background-color="#FFE699" style:cell-protect="none" style:repeat-content="false"/>
      <style:paragraph-properties fo:text-align="center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32" style:family="table-cell" style:parent-style-name="Default" style:data-style-name="N0">
      <style:table-cell-properties style:vertical-align="middle" fo:background-color="#FFE699" style:cell-protect="none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background-color="#FFE699" style:cell-protect="none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34" style:family="table-cell" style:parent-style-name="Default" style:data-style-name="N0">
      <style:table-cell-properties fo:background-color="#FFF2CC" style:cell-protect="none"/>
      <style:text-properties style:font-name="Courier New" style:font-name-asian="Courier New" style:font-name-complex="Courier New" style:font-family-generic="modern"/>
    </style:style>
    <style:style style:name="ce35" style:family="table-cell" style:parent-style-name="Default" style:data-style-name="N0">
      <style:table-cell-properties fo:background-color="#FFE699" style:cell-protect="none"/>
      <style:text-properties style:font-name="Courier New" style:font-name-asian="Courier New" style:font-name-complex="Courier New" style:font-family-generic="modern"/>
    </style:style>
    <style:style style:name="ce36" style:family="table-cell" style:parent-style-name="Default" style:data-style-name="N0">
      <style:table-cell-properties style:cell-protect="none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37" style:family="table-cell" style:parent-style-name="Default" style:data-style-name="N0">
      <style:table-cell-properties style:cell-protect="none"/>
      <style:text-properties style:font-name="Courier New" style:font-name-asian="Courier New" style:font-name-complex="Courier New" style:font-family-generic="modern"/>
    </style:style>
    <style:style style:name="ce38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2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FFF2CC" style:cell-protect="non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fo:background-color="#FFF2CC" style:cell-protect="none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2" style:family="table-cell" style:parent-style-name="Default" style:data-style-name="N0">
      <style:table-cell-properties style:vertical-align="automatic" fo:background-color="#FFE699" style:cell-protect="none" style:repeat-content="false"/>
      <style:paragraph-properties fo:text-align="center"/>
    </style:style>
    <style:style style:name="ce43" style:family="table-cell" style:parent-style-name="Default" style:data-style-name="N15">
      <style:table-cell-properties style:vertical-align="middle" fo:background-color="#FFE699" style:cell-protect="none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4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background-color="#00B0F0" style:repeat-content="false"/>
      <style:paragraph-properties fo:text-align="center"/>
      <style:text-properties fo:font-size="20pt" style:font-size-asian="20pt" style:font-size-complex="20pt"/>
    </style:style>
    <style:style style:name="ce45" style:family="table-cell" style:parent-style-name="Default" style:data-style-name="N0">
      <style:table-cell-properties fo:border-top="thick solid #000000" fo:border-bottom="thick solid #000000" fo:border-left="none" fo:border-right="none" style:vertical-align="automatic"/>
    </style:style>
    <style:style style:name="ce46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/>
    </style:style>
    <style:style style:name="ce47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background-color="#FF8900" style:repeat-content="false"/>
      <style:paragraph-properties fo:text-align="center"/>
      <style:text-properties fo:font-size="20pt" style:font-size-asian="20pt" style:font-size-complex="20pt"/>
    </style:style>
    <style:style style:name="ce48" style:family="table-cell" style:parent-style-name="Default" style:data-style-name="N0">
      <style:table-cell-properties fo:border-top="thick solid #000000" fo:border-bottom="thick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background-color="#82AE82" style:repeat-content="false"/>
      <style:paragraph-properties fo:text-align="center"/>
      <style:text-properties fo:font-size="20pt" style:font-size-asian="20pt" style:font-size-complex="20pt"/>
    </style:style>
    <style:style style:name="ce51" style:family="table-cell" style:parent-style-name="Default" style:data-style-name="N0">
      <style:table-cell-properties fo:border-top="2pt solid #000000" fo:border-bottom="2pt solid #000000" fo:border-left="thick solid #000000" fo:border-right="none" style:vertical-align="middle" fo:background-color="#ED7D3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ED7D31" style:repeat-content="false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 style:data-style-name="N0">
      <style:table-cell-properties fo:border-top="2pt solid #000000" fo:border-bottom="2pt solid #000000" fo:border-left="none" fo:border-right="none" style:vertical-align="automatic"/>
    </style:style>
    <style:style style:name="ce54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82AE8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82AE82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82AE82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background-color="#FFD966" style:repeat-content="false"/>
      <style:paragraph-properties fo:text-align="center"/>
      <style:text-properties fo:font-size="20pt" style:font-size-asian="20pt" style:font-size-complex="20pt"/>
    </style:style>
    <style:style style:name="ce58" style:family="table-cell" style:parent-style-name="Default" style:data-style-name="N0">
      <style:table-cell-properties fo:border="thick solid #000000" style:vertical-align="middle" fo:background-color="#00B0F0" style:repeat-content="false"/>
      <style:paragraph-properties fo:text-align="center"/>
      <style:text-properties fo:font-size="20pt" style:font-size-asian="20pt" style:font-size-complex="20pt"/>
    </style:style>
    <style:style style:name="ce59" style:family="table-cell" style:parent-style-name="Default" style:data-style-name="N0">
      <style:table-cell-properties fo:border="thick solid #000000" style:vertical-align="middle" fo:background-color="#FF8900" style:repeat-content="false"/>
      <style:paragraph-properties fo:text-align="center"/>
      <style:text-properties fo:font-size="20pt" style:font-size-asian="20pt" style:font-size-complex="20pt"/>
    </style:style>
    <style:style style:name="ce60" style:family="table-cell" style:parent-style-name="Default" style:data-style-name="N0">
      <style:table-cell-properties fo:border="thick solid #000000" style:vertical-align="middle" fo:background-color="#82AE82" style:repeat-content="false"/>
      <style:paragraph-properties fo:text-align="center"/>
      <style:text-properties fo:font-size="20pt" style:font-size-asian="20pt" style:font-size-complex="20pt"/>
    </style:style>
    <style:style style:name="ce6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82AE8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ck solid #000000" style:vertical-align="middle" fo:background-color="#FFD966" style:repeat-content="false"/>
      <style:paragraph-properties fo:text-align="center"/>
      <style:text-properties fo:font-size="20pt" style:font-size-asian="20pt" style:font-size-complex="2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8.440208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5.953125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4.23333333333333cm"/>
    </style:style>
    <style:style style:name="co9" style:family="table-column">
      <style:table-column-properties fo:break-before="auto" style:column-width="9.49854166666667cm"/>
    </style:style>
    <style:style style:name="co10" style:family="table-column">
      <style:table-column-properties fo:break-before="auto" style:column-width="4.445cm"/>
    </style:style>
    <style:style style:name="ro1" style:family="table-row">
      <style:table-row-properties style:row-height="32.2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47.2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9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45.75pt" style:use-optimal-row-height="fals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36pt" style:use-optimal-row-height="false" fo:break-before="auto"/>
    </style:style>
    <style:style style:name="ro15" style:family="table-row">
      <style:table-row-properties style:row-height="51.75pt" style:use-optimal-row-height="false" fo:break-before="auto"/>
    </style:style>
    <style:style style:name="ro16" style:family="table-row">
      <style:table-row-properties style:row-height="57pt" style:use-optimal-row-height="false" fo:break-before="auto"/>
    </style:style>
    <style:style style:name="ro17" style:family="table-row">
      <style:table-row-properties style:row-height="28.5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activate_on_new_set&quot;;&quot;activate_when_all_set&quot;;&quot;custom_activation_policy&quot;)">
          <table:help-message table:display="true">
            <text:p>Select the activation policy of your unit</text:p>
          </table:help-message>
          <table:error-message table:display="true"/>
        </table:content-validation>
        <table:content-validation table:name="val2" table:condition="of:cell-content-text-length()&gt;=7">
          <table:help-message table:display="true">
            <text:p>Enter the name of the type of processing unit to which this mock-up corresponds</text:p>
          </table:help-message>
          <table:error-message table:display="true"/>
        </table:content-validation>
        <table:content-validation table:name="val3" table:condition="of:cell-content-text-length()&gt;=1">
          <table:help-message table:display="true">
            <text:p>Enter the first and last name of the author of this mock-up</text:p>
          </table:help-message>
          <table:error-message table:display="true"/>
        </table:content-validation>
        <table:content-validation table:name="val4">
          <table:help-message table:display="true">
            <text:p>Enter the contact information of the author of this mock-up (typically his e-mail address)</text:p>
          </table:help-message>
          <table:error-message table:display="true"/>
        </table:content-validation>
        <table:content-validation table:name="val5">
          <table:help-message table:display="true">
            <text:p>Enter the version (typically a triplet of integers) of this mock-up</text:p>
          </table:help-message>
          <table:error-message table:display="true"/>
        </table:content-validation>
        <table:content-validation table:name="val6" table:condition="of:cell-content-is-date() and cell-content()&gt;42736">
          <table:help-message table:display="true">
            <text:p>Enter the creation date of this version of the mock-up</text:p>
          </table:help-message>
          <table:error-message table:display="true"/>
        </table:content-validation>
        <table:content-validation table:name="val7">
          <table:help-message table:display="true">
            <text:p>Tells whether it is a port iteration (ex: 'true', 'false', '4', '{0,8}', '2{2,4}')<text:s text:c="2"/></text:p>
          </table:help-message>
          <table:error-message table:display="true"/>
        </table:content-validation>
        <table:content-validation table:name="val8" table:condition="of:cell-content-is-in-list(&quot;integer&quot;;&quot;float&quot;;&quot;number&quot;;&quot;string&quot;;&quot;boolean&quot;;&quot;percent&quot;;&quot;json_content&quot;;&quot;any&quot;)">
          <table:help-message table:display="true"/>
          <table:error-message table:display="true"/>
        </table:content-validation>
        <table:content-validation table:name="val9">
          <table:help-message table:display="true">
            <text:p>Tells whether it is a port iteration (ex: 'true', 'false', '4', '{0,8}', '{2,{2,4}}')<text:s text:c="2"/></text:p>
          </table:help-message>
          <table:error-message table:display="true"/>
        </table:content-validation>
        <table:content-validation table:name="val10" table:condition="of:cell-content-is-in-list(&quot;integer&quot;;&quot;float&quot;;&quot;number&quot;;&quot;string&quot;;&quot;boolean&quot;;&quot;percent&quot;;&quot;json_content&quot;;&quot;any&quot;)">
          <table:help-message table:display="true"/>
          <table:error-message table:display="true"/>
        </table:content-validation>
        <table:content-validation table:name="val11">
          <table:help-message table:display="true">
            <text:p>Tells whether it is a port iteration (ex: 'true', 'false', '4', '{0,8}', '2{2,4}')<text:s text:c="2"/></text:p>
          </table:help-message>
          <table:error-message table:display="true"/>
        </table:content-validation>
        <table:content-validation table:name="val12" table:condition="of:cell-content-is-in-list(&quot;any_state&quot;;&quot;unset&quot;;&quot;set&quot;;&quot;between&quot;;&quot;around&quot;;&quot;among&quot;)">
          <table:help-message table:display="true"/>
          <table:error-message table:display="true"/>
        </table:content-validation>
        <table:content-validation table:name="val13" table:condition="of:cell-content-is-in-list(&quot;unset&quot;;&quot;reassign&quot;;&quot;set&quot;;&quot;state_of&quot;)">
          <table:help-message table:display="true"/>
          <table:error-message table:display="true"/>
        </table:content-validation>
      </table:content-validations>
      <table:table table:name="Unit_Mockup_Meta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number-columns-spanned="8" table:number-rows-spanned="1" table:style-name="ce58">
            <text:p>Metadata of the Unit Mock-up</text:p>
          </table:table-cell>
          <table:covered-table-cell table:number-columns-repeated="7"/>
          <table:table-cell table:number-columns-repeated="16374"/>
        </table:table-row>
        <table:table-row table:style-name="ro3">
          <table:table-cell/>
          <table:table-cell table:number-columns-repeated="16383" table:style-name="ce1"/>
        </table:table-row>
        <table:table-row table:style-name="ro4">
          <table:table-cell/>
          <table:table-cell office:value-type="string" table:style-name="ce8">
            <office:annotation draw:style-name="a0" svg:x="3.02083333333333in" svg:y="1.5625in" svg:width="2.19791666666667in" svg:height="0.6875in">
              <dc:creator>Boudeville Olivier</dc:creator>
              <text:p><text:span text:style-name="T2">This is the version of the dataflow unit mockup format (DUMF) supported by this spreadsheet [read-only]</text:span></text:p>
            </office:annotation>
            <text:p>Version of the Dataflow Unit Mockup format</text:p>
          </table:table-cell>
          <table:table-cell office:value-type="string" table:style-name="ce9">
            <office:annotation draw:style-name="a1" svg:x="6.34375in" svg:y="1.32291666666667in" svg:width="1.57291666666667in" svg:height="0.96875in">
              <dc:creator>Boudeville Olivier</dc:creator>
              <text:p><text:span text:style-name="T2">The version of the mock-up<text:s/></text:span><text:span text:style-name="T3">format</text:span><text:span text:style-name="T2"><text:s/>- not the version of this mock-up itself</text:span></text:p>
              <text:p><text:span text:style-name="T2">(hence not to be modified by the user)</text:span><text:span text:style-name="T1"><text:s/></text:span></text:p>
            </office:annotation>
            <text:p>0.3.1</text:p>
          </table:table-cell>
          <table:table-cell table:number-columns-repeated="16381" table:style-name="ce1"/>
        </table:table-row>
        <table:table-row table:style-name="ro5">
          <table:table-cell/>
          <table:table-cell table:number-columns-repeated="16383" table:style-name="ce1"/>
        </table:table-row>
        <table:table-row table:style-name="ro6">
          <table:table-cell/>
          <table:table-cell office:value-type="string" table:style-name="ce26">
            <office:annotation draw:style-name="a2" svg:x="3.02083333333333in" svg:y="2.41666666666667in" svg:width="1.4375in" svg:height="0.583333333333333in">
              <dc:creator>Boudeville Olivier</dc:creator>
              <text:p><text:span text:style-name="T2">A set of metadata is associated to each mock-up unit.</text:span><text:span text:style-name="T1"/></text:p>
              <text:p/>
            </office:annotation>
            <text:p>Metadata Name</text:p>
          </table:table-cell>
          <table:table-cell office:value-type="string" table:style-name="ce26">
            <office:annotation draw:style-name="a3" svg:x="6.34375in" svg:y="2.41666666666667in" svg:width="1.5in" svg:height="0.822916666666667in">
              <dc:creator>Boudeville Olivier</dc:creator>
              <text:p><text:span text:style-name="T2">Please enter the values associated to the mock-up you define here.</text:span><text:span text:style-name="T1"/></text:p>
              <text:p/>
            </office:annotation>
            <text:p>Metadata Value</text:p>
          </table:table-cell>
          <table:table-cell table:number-columns-repeated="16381" table:style-name="ce1"/>
        </table:table-row>
        <table:table-row table:style-name="ro6">
          <table:table-cell/>
          <table:table-cell office:value-type="string" table:style-name="ce6">
            <office:annotation draw:style-name="a4" svg:x="3.02083333333333in" svg:y="2.32291666666667in" svg:width="0.958333333333333in" svg:height="0.46875in">
              <dc:creator>Boudeville Olivier</dc:creator>
              <text:p><text:span text:style-name="T2">Corresponds to 'unit_type'</text:span><text:span text:style-name="T1"/></text:p>
              <text:p/>
            </office:annotation>
            <text:p>Type of Processing Unit</text:p>
          </table:table-cell>
          <table:table-cell office:value-type="string" table:content-validation-name="val2" table:style-name="ce10">
            <office:annotation draw:style-name="a5" svg:x="6.34375in" svg:y="2.63541666666667in" svg:width="1.14583333333333in" svg:height="0.3125in">
              <dc:creator>Boudeville Olivier</dc:creator>
              <text:p><text:span text:style-name="T2">Name your mock-up unit here.<text:s/></text:span></text:p>
            </office:annotation>
            <text:p>class_MyExampleUnit</text:p>
          </table:table-cell>
          <table:table-cell table:number-columns-repeated="16381" table:style-name="ce1"/>
        </table:table-row>
        <table:table-row table:style-name="ro6">
          <table:table-cell/>
          <table:table-cell office:value-type="string" table:style-name="ce6">
            <office:annotation draw:style-name="a6" svg:x="3.02083333333333in" svg:y="2.32291666666667in" svg:width="1.1875in" svg:height="0.479166666666667in">
              <dc:creator>Boudeville Olivier</dc:creator>
              <text:p><text:span text:style-name="T2">Corresponds to 'mockup-author'</text:span></text:p>
            </office:annotation>
            <text:p>Name of the Mockup Author</text:p>
          </table:table-cell>
          <table:table-cell office:value-type="string" table:content-validation-name="val3" table:style-name="ce10">
            <office:annotation draw:style-name="a7" svg:x="6.34375in" svg:y="2.85416666666667in" svg:width="1.39583333333333in" svg:height="0.364583333333333in">
              <dc:creator>Boudeville Olivier</dc:creator>
              <text:p><text:span text:style-name="T2">Enter your first and last name here.</text:span><text:span text:style-name="T1"/></text:p>
              <text:p/>
            </office:annotation>
            <text:p>Jiminy Cricket</text:p>
          </table:table-cell>
          <table:table-cell table:number-columns-repeated="16381" table:style-name="ce1"/>
        </table:table-row>
        <table:table-row table:style-name="ro6">
          <table:table-cell/>
          <table:table-cell office:value-type="string" table:style-name="ce6">
            <office:annotation draw:style-name="a8" svg:x="3.1875in" svg:y="2.52083333333333in" svg:width="1.98958333333333in" svg:height="0.46875in">
              <dc:creator>Boudeville Olivier</dc:creator>
              <text:p><text:span text:style-name="T2">Corresponds to 'mockup_author_contact'</text:span></text:p>
              <text:p/>
            </office:annotation>
            <text:p>Author Contact Information</text:p>
          </table:table-cell>
          <table:table-cell office:value-type="string" table:content-validation-name="val4" table:style-name="ce10">
            <office:annotation draw:style-name="a9" svg:x="6.32291666666667in" svg:y="2.83333333333333in" svg:width="1.67708333333333in" svg:height="0.583333333333333in">
              <dc:creator>Boudeville Olivier</dc:creator>
              <text:p><text:span text:style-name="T2">Enter here how you can be reached (typically your e-mail address).<text:s/></text:span></text:p>
            </office:annotation>
            <text:p>jc@fantasy-world.org</text:p>
          </table:table-cell>
          <table:table-cell table:number-columns-repeated="16381" table:style-name="ce1"/>
        </table:table-row>
        <table:table-row table:style-name="ro6">
          <table:table-cell/>
          <table:table-cell office:value-type="string" table:style-name="ce6">
            <office:annotation draw:style-name="a10" svg:x="3.02083333333333in" svg:y="2.73958333333333in" svg:width="1.5in" svg:height="0.395833333333333in">
              <dc:creator>Boudeville Olivier</dc:creator>
              <text:p><text:span text:style-name="T2">Corresponds to 'mockup_version'</text:span></text:p>
              <text:p/>
            </office:annotation>
            <text:p>Version of the mock-up</text:p>
          </table:table-cell>
          <table:table-cell office:value-type="string" table:content-validation-name="val5" table:style-name="ce10">
            <office:annotation draw:style-name="a11" svg:x="6.34375in" svg:y="3.29166666666667in" svg:width="1.5in" svg:height="0.510416666666667in">
              <dc:creator>Boudeville Olivier</dc:creator>
              <text:p><text:span text:style-name="T2">Enter the version of this mock-up (typically a triplet).<text:s/></text:span><text:span text:style-name="T1"/></text:p>
              <text:p/>
            </office:annotation>
            <text:p>1.0.0</text:p>
          </table:table-cell>
          <table:table-cell table:number-columns-repeated="16381" table:style-name="ce1"/>
        </table:table-row>
        <table:table-row table:style-name="ro6">
          <table:table-cell/>
          <table:table-cell office:value-type="string" table:style-name="ce6">
            <office:annotation draw:style-name="a12" svg:x="3.02083333333333in" svg:y="2.94791666666667in" svg:width="1.5in" svg:height="0.416666666666667in">
              <dc:creator>Boudeville Olivier</dc:creator>
              <text:p><text:span text:style-name="T2"><text:s/>Corresponds to 'mockup_date'</text:span><text:span text:style-name="T1"/></text:p>
              <text:p/>
            </office:annotation>
            <text:p>Date of the mock-up</text:p>
          </table:table-cell>
          <table:table-cell office:value-type="date" office:date-value="2017-02-16T00:00:00" table:content-validation-name="val6" table:style-name="ce11">
            <office:annotation draw:style-name="a13" svg:x="6.36458333333333in" svg:y="3.51041666666667in" svg:width="1.61458333333333in" svg:height="0.59375in">
              <dc:creator>Boudeville Olivier</dc:creator>
              <text:p><text:span text:style-name="T2">Enter the creation date of this mock-up (format: DD/MM/YYYY).</text:span></text:p>
            </office:annotation>
            <text:p>16/02/2017</text:p>
          </table:table-cell>
          <table:table-cell table:number-columns-repeated="16381" table:style-name="ce1"/>
        </table:table-row>
        <table:table-row table:style-name="ro7">
          <table:table-cell/>
          <table:table-cell office:value-type="string" table:style-name="ce7">
            <office:annotation draw:style-name="a14" svg:x="3.02083333333333in" svg:y="3.15625in" svg:width="1.5in" svg:height="0.40625in">
              <dc:creator>Boudeville Olivier</dc:creator>
              <text:p><text:span text:style-name="T2">Corresponds to 'activation-policy'</text:span></text:p>
            </office:annotation>
            <text:p>Activation Policy</text:p>
          </table:table-cell>
          <table:table-cell office:value-type="string" table:content-validation-name="val1" table:style-name="ce12">
            <office:annotation draw:style-name="a15" svg:x="6.34375in" svg:y="3.72916666666667in" svg:width="1.5in" svg:height="0.53125in">
              <dc:creator>Boudeville Olivier</dc:creator>
              <text:p><text:span text:style-name="T2">Enter the activation policy on which this unit is to rely.<text:s/></text:span><text:span text:style-name="T1"/></text:p>
              <text:p/>
            </office:annotation>
            <text:p>activate_when_all_set</text:p>
          </table:table-cell>
          <table:table-cell table:number-columns-repeated="16381" table:style-name="ce1"/>
        </table:table-row>
        <table:table-row table:style-name="ro7">
          <table:table-cell/>
          <table:table-cell table:number-columns-repeated="5" table:style-name="ce1"/>
          <table:table-cell table:number-columns-repeated="2" table:style-name="ce2"/>
          <table:table-cell table:number-columns-repeated="16376" table:style-name="ce1"/>
        </table:table-row>
        <table:table-row table:number-rows-repeated="2" table:style-name="ro7">
          <table:table-cell table:number-columns-repeated="16384"/>
        </table:table-row>
        <table:table-row table:style-name="ro8">
          <table:table-cell/>
          <table:table-cell table:number-columns-repeated="16383" table:style-name="ce1"/>
        </table:table-row>
        <table:table-row table:number-rows-repeated="1048560" table:style-name="ro7">
          <table:table-cell table:number-columns-repeated="16384"/>
        </table:table-row>
      </table:table>
      <table:table table:name="Input_Port_Specification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9">
          <table:table-cell/>
          <table:table-cell table:number-columns-repeated="16383" table:style-name="ce1"/>
        </table:table-row>
        <table:table-row table:style-name="ro10">
          <table:table-cell/>
          <table:table-cell table:style-name="ce1"/>
          <table:table-cell office:value-type="string" table:number-columns-spanned="4" table:number-rows-spanned="1" table:style-name="ce59">
            <text:p>Specification of the Input Ports of the Unit Mock-up</text:p>
          </table:table-cell>
          <table:covered-table-cell table:number-columns-repeated="3"/>
          <table:table-cell table:number-columns-repeated="16378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6">
          <table:table-cell/>
          <table:table-cell office:value-type="string" table:style-name="ce4">
            <office:annotation draw:style-name="a16" svg:x="2.64583333333333in" svg:y="1.64583333333333in" svg:width="1.5in" svg:height="0.822916666666667in">
              <dc:creator>Boudeville Olivier</dc:creator>
              <text:p><text:span text:style-name="T2">Name of the input port being specified (corresponds to 'input_port_name')</text:span></text:p>
            </office:annotation>
            <text:p>Input Port Name</text:p>
          </table:table-cell>
          <table:table-cell office:value-type="string" table:style-name="ce3">
            <office:annotation draw:style-name="a17" svg:x="4.98958333333333in" svg:y="1.64583333333333in" svg:width="1.5in" svg:height="0.822916666666667in">
              <dc:creator>Boudeville Olivier</dc:creator>
              <text:p><text:span text:style-name="T2">Any comment associated to this input port (corresponds to 'comment')</text:span></text:p>
            </office:annotation>
            <text:p>Comment</text:p>
          </table:table-cell>
          <table:table-cell office:value-type="string" table:style-name="ce3">
            <office:annotation draw:style-name="a18" svg:x="6.65625in" svg:y="1.64583333333333in" svg:width="1.5in" svg:height="0.822916666666667in">
              <dc:creator>Boudeville Olivier</dc:creator>
              <text:p><text:span text:style-name="T2">Tells whether it is a port iteration, and if yes specifies it ('is_iteration')</text:span></text:p>
            </office:annotation>
            <text:p>Port Iteration</text:p>
          </table:table-cell>
          <table:table-cell office:value-type="string" table:style-name="ce3">
            <office:annotation draw:style-name="a19" svg:x="10.2604166666667in" svg:y="1.4375in" svg:width="1.5in" svg:height="0.53125in">
              <dc:creator>Boudeville Olivier</dc:creator>
              <text:p><text:span text:style-name="T2">The semantics of the values conveyed by that port</text:span></text:p>
            </office:annotation>
            <text:p>Value Semantics</text:p>
          </table:table-cell>
          <table:table-cell office:value-type="string" table:style-name="ce3">
            <office:annotation draw:style-name="a20" svg:x="11.9895833333333in" svg:y="1.64583333333333in" svg:width="1.5in" svg:height="0.416666666666667in">
              <dc:creator>Boudeville Olivier</dc:creator>
              <text:p><text:span text:style-name="T2">Units of the values conveyed by that port</text:span></text:p>
            </office:annotation>
            <text:p>Value Unit</text:p>
          </table:table-cell>
          <table:table-cell office:value-type="string" table:style-name="ce3">
            <office:annotation draw:style-name="a21" svg:x="13.7395833333333in" svg:y="1.63541666666667in" svg:width="1.5in" svg:height="0.510416666666667in">
              <dc:creator>Boudeville Olivier</dc:creator>
              <text:p><text:span text:style-name="T2">The type of the values conveyed by this input port</text:span><text:span text:style-name="T1"/></text:p>
              <text:p/>
            </office:annotation>
            <text:p>Value Type</text:p>
          </table:table-cell>
          <table:table-cell office:value-type="string" table:style-name="ce5">
            <office:annotation draw:style-name="a22" svg:x="15.40625in" svg:y="1.63541666666667in" svg:width="1.5in" svg:height="0.666666666666667in">
              <dc:creator>Boudeville Olivier</dc:creator>
              <text:p><text:span text:style-name="T2">The constraints applying to the values to be conveyed by this input port</text:span><text:span text:style-name="T1"/></text:p>
              <text:p/>
            </office:annotation>
            <text:p>Constraints</text:p>
          </table:table-cell>
          <table:table-cell table:number-columns-repeated="16376"/>
        </table:table-row>
        <table:table-row table:style-name="ro11">
          <table:table-cell/>
          <table:table-cell office:value-type="string" table:style-name="ce13">
            <text:p>ip_1</text:p>
          </table:table-cell>
          <table:table-cell office:value-type="string" table:style-name="ce14">
            <text:p>This is my first input port</text:p>
          </table:table-cell>
          <table:table-cell office:value-type="string" table:content-validation-name="val9" table:style-name="ce15">
            <text:p>false</text:p>
          </table:table-cell>
          <table:table-cell office:value-type="string" table:style-name="ce16">
            <text:p>http://foo.org/energy</text:p>
          </table:table-cell>
          <table:table-cell office:value-type="string" table:style-name="ce15">
            <text:p>kW.h</text:p>
          </table:table-cell>
          <table:table-cell office:value-type="string" table:content-validation-name="val8" table:style-name="ce15">
            <text:p>integer</text:p>
          </table:table-cell>
          <table:table-cell office:value-type="string" table:style-name="ce17">
            <text:p>[ positive ]</text:p>
          </table:table-cell>
          <table:table-cell table:number-columns-repeated="16376"/>
        </table:table-row>
        <table:table-row table:style-name="ro11">
          <table:table-cell/>
          <table:table-cell office:value-type="string" table:style-name="ce13">
            <text:p>ip_2</text:p>
          </table:table-cell>
          <table:table-cell office:value-type="string" table:style-name="ce14">
            <text:p>This is my second input port</text:p>
          </table:table-cell>
          <table:table-cell office:value-type="string" table:content-validation-name="val7" table:style-name="ce15">
            <text:p>false</text:p>
          </table:table-cell>
          <table:table-cell office:value-type="string" table:style-name="ce16">
            <text:p>http://foo.org/pollution</text:p>
          </table:table-cell>
          <table:table-cell office:value-type="string" table:style-name="ce15">
            <text:p>g.cm^-3</text:p>
          </table:table-cell>
          <table:table-cell office:value-type="string" table:content-validation-name="val8" table:style-name="ce15">
            <text:p>float</text:p>
          </table:table-cell>
          <table:table-cell office:value-type="string" table:style-name="ce17">
            <text:p>[]</text:p>
          </table:table-cell>
          <table:table-cell table:number-columns-repeated="16376"/>
        </table:table-row>
        <table:table-row table:style-name="ro11">
          <table:table-cell/>
          <table:table-cell office:value-type="string" table:style-name="ce18">
            <text:p>ip_3</text:p>
          </table:table-cell>
          <table:table-cell office:value-type="string" table:style-name="ce19">
            <text:p>This is my third input port</text:p>
          </table:table-cell>
          <table:table-cell office:value-type="string" table:content-validation-name="val7" table:style-name="ce20">
            <text:p>true</text:p>
          </table:table-cell>
          <table:table-cell office:value-type="string" table:style-name="ce21">
            <text:p>http://foo.org/length</text:p>
          </table:table-cell>
          <table:table-cell office:value-type="string" table:style-name="ce20">
            <text:p>m</text:p>
          </table:table-cell>
          <table:table-cell office:value-type="string" table:content-validation-name="val8" table:style-name="ce15">
            <text:p>integer</text:p>
          </table:table-cell>
          <table:table-cell office:value-type="string" table:style-name="ce22">
            <text:p>[non_null]</text:p>
          </table:table-cell>
          <table:table-cell table:number-columns-repeated="16376"/>
        </table:table-row>
        <table:table-row table:style-name="ro6">
          <table:table-cell/>
          <table:table-cell table:number-columns-repeated="7" table:style-name="ce23"/>
          <table:table-cell table:number-columns-repeated="16376"/>
        </table:table-row>
        <table:table-row table:style-name="ro7">
          <table:table-cell/>
          <table:table-cell table:number-columns-repeated="2" table:style-name="ce23"/>
          <table:table-cell table:style-name="ce24"/>
          <table:table-cell table:number-columns-repeated="4" table:style-name="ce23"/>
          <table:table-cell table:number-columns-repeated="16376"/>
        </table:table-row>
        <table:table-row table:style-name="ro7">
          <table:table-cell/>
          <table:table-cell table:style-name="ce23"/>
          <table:table-cell table:style-name="ce24"/>
          <table:table-cell table:style-name="ce25"/>
          <table:table-cell table:number-columns-repeated="4" table:style-name="ce23"/>
          <table:table-cell table:number-columns-repeated="16376"/>
        </table:table-row>
        <table:table-row table:number-rows-repeated="3" table:style-name="ro7">
          <table:table-cell/>
          <table:table-cell table:style-name="ce23"/>
          <table:table-cell table:number-columns-repeated="2" table:style-name="ce24"/>
          <table:table-cell table:number-columns-repeated="4" table:style-name="ce23"/>
          <table:table-cell table:number-columns-repeated="16376"/>
        </table:table-row>
        <table:table-row table:number-rows-repeated="4" table:style-name="ro7">
          <table:table-cell/>
          <table:table-cell table:style-name="ce23"/>
          <table:table-cell table:style-name="ce24"/>
          <table:table-cell table:number-columns-repeated="5" table:style-name="ce23"/>
          <table:table-cell table:number-columns-repeated="16376"/>
        </table:table-row>
        <table:table-row table:style-name="ro7">
          <table:table-cell/>
          <table:table-cell table:style-name="ce23"/>
          <table:table-cell table:style-name="ce24"/>
          <table:table-cell table:style-name="ce25"/>
          <table:table-cell table:number-columns-repeated="4" table:style-name="ce23"/>
          <table:table-cell table:number-columns-repeated="16376"/>
        </table:table-row>
        <table:table-row table:number-rows-repeated="3" table:style-name="ro7">
          <table:table-cell/>
          <table:table-cell table:style-name="ce23"/>
          <table:table-cell table:style-name="ce24"/>
          <table:table-cell table:number-columns-repeated="5" table:style-name="ce23"/>
          <table:table-cell table:number-columns-repeated="16376"/>
        </table:table-row>
        <table:table-row table:number-rows-repeated="12" table:style-name="ro7">
          <table:table-cell/>
          <table:table-cell table:number-columns-repeated="7" table:style-name="ce23"/>
          <table:table-cell table:number-columns-repeated="16376"/>
        </table:table-row>
        <table:table-row table:number-rows-repeated="1048543" table:style-name="ro7">
          <table:table-cell table:number-columns-repeated="16384"/>
        </table:table-row>
      </table:table>
      <table:table table:name="Output_Port_Specification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2">
          <table:table-cell/>
          <table:table-cell table:number-columns-repeated="16383" table:style-name="ce1"/>
        </table:table-row>
        <table:table-row table:style-name="ro10">
          <table:table-cell/>
          <table:table-cell table:style-name="ce1"/>
          <table:table-cell office:value-type="string" table:number-columns-spanned="4" table:number-rows-spanned="1" table:style-name="ce60">
            <text:p>Specification of the Output Ports of the Unit Mock-up</text:p>
          </table:table-cell>
          <table:covered-table-cell table:number-columns-repeated="3"/>
          <table:table-cell table:number-columns-repeated="16378" table:style-name="ce1"/>
        </table:table-row>
        <table:table-row table:style-name="ro13">
          <table:table-cell/>
          <table:table-cell table:number-columns-repeated="16383" table:style-name="ce1"/>
        </table:table-row>
        <table:table-row table:style-name="ro6">
          <table:table-cell/>
          <table:table-cell office:value-type="string" table:style-name="ce4">
            <office:annotation draw:style-name="a23" svg:x="2.64583333333333in" svg:y="1.64583333333333in" svg:width="1.5in" svg:height="0.822916666666667in">
              <dc:creator>Boudeville Olivier</dc:creator>
              <text:p><text:span text:style-name="T2">Name of the output port being specified (corresponds to 'output_port_name')</text:span></text:p>
            </office:annotation>
            <text:p>Output Port Name</text:p>
          </table:table-cell>
          <table:table-cell office:value-type="string" table:style-name="ce3">
            <office:annotation draw:style-name="a24" svg:x="4.98958333333333in" svg:y="1.64583333333333in" svg:width="1.5in" svg:height="0.822916666666667in">
              <dc:creator>Boudeville Olivier</dc:creator>
              <text:p><text:span text:style-name="T2">Any comment associated to this output port (corresponds to 'comment')</text:span></text:p>
            </office:annotation>
            <text:p>Comment</text:p>
          </table:table-cell>
          <table:table-cell office:value-type="string" table:style-name="ce3">
            <office:annotation draw:style-name="a25" svg:x="6.65625in" svg:y="1.64583333333333in" svg:width="1.5in" svg:height="0.822916666666667in">
              <dc:creator>Boudeville Olivier</dc:creator>
              <text:p><text:span text:style-name="T2">Tells whether it is a port iteration, and if yes specifies it ('is_iteration')</text:span></text:p>
            </office:annotation>
            <text:p>Port Iteration</text:p>
          </table:table-cell>
          <table:table-cell office:value-type="string" table:style-name="ce3">
            <office:annotation draw:style-name="a26" svg:x="10.3229166666667in" svg:y="1.64583333333333in" svg:width="1.5in" svg:height="0.510416666666667in">
              <dc:creator>Boudeville Olivier</dc:creator>
              <text:p><text:span text:style-name="T2">The semantics of the values conveyed by that output port</text:span></text:p>
            </office:annotation>
            <text:p>Value Semantics</text:p>
          </table:table-cell>
          <table:table-cell office:value-type="string" table:style-name="ce3">
            <office:annotation draw:style-name="a27" svg:x="11.9895833333333in" svg:y="1.64583333333333in" svg:width="1.5in" svg:height="0.4375in">
              <dc:creator>Boudeville Olivier</dc:creator>
              <text:p><text:span text:style-name="T2">Units of the values conveyed by that output port</text:span></text:p>
            </office:annotation>
            <text:p>Value Unit</text:p>
          </table:table-cell>
          <table:table-cell office:value-type="string" table:style-name="ce3">
            <office:annotation draw:style-name="a28" svg:x="13.7395833333333in" svg:y="1.65625in" svg:width="1.5in" svg:height="0.5625in">
              <dc:creator>Boudeville Olivier</dc:creator>
              <text:p><text:span text:style-name="T2">Types of the values conveyed by that output port</text:span><text:span text:style-name="T1"><text:s/></text:span></text:p>
            </office:annotation>
            <text:p>Value Type</text:p>
          </table:table-cell>
          <table:table-cell office:value-type="string" table:style-name="ce5">
            <office:annotation draw:style-name="a29" svg:x="15.40625in" svg:y="1.65625in" svg:width="1.5in" svg:height="0.708333333333333in">
              <dc:creator>Boudeville Olivier</dc:creator>
              <text:p><text:span text:style-name="T2">Constraints applying to the values conveyed by that output port</text:span></text:p>
            </office:annotation>
            <text:p>Constraints</text:p>
          </table:table-cell>
          <table:table-cell table:number-columns-repeated="16376"/>
        </table:table-row>
        <table:table-row table:style-name="ro11">
          <table:table-cell/>
          <table:table-cell office:value-type="string" table:style-name="ce13">
            <text:p>op_1</text:p>
          </table:table-cell>
          <table:table-cell office:value-type="string" table:style-name="ce14">
            <text:p>This is my first output port</text:p>
          </table:table-cell>
          <table:table-cell office:value-type="string" table:content-validation-name="val11" table:style-name="ce15">
            <text:p>false</text:p>
          </table:table-cell>
          <table:table-cell office:value-type="string" table:style-name="ce16">
            <text:p>http://foo.org/adult_count</text:p>
          </table:table-cell>
          <table:table-cell office:value-type="string" table:style-name="ce15">
            <text:p>dimensionless</text:p>
          </table:table-cell>
          <table:table-cell office:value-type="string" table:content-validation-name="val10" table:style-name="ce15">
            <text:p>integer</text:p>
          </table:table-cell>
          <table:table-cell office:value-type="string" table:style-name="ce17">
            <text:p>[ positive ]</text:p>
          </table:table-cell>
          <table:table-cell table:number-columns-repeated="16376"/>
        </table:table-row>
        <table:table-row table:style-name="ro11">
          <table:table-cell/>
          <table:table-cell office:value-type="string" table:style-name="ce13">
            <text:p>op_2</text:p>
          </table:table-cell>
          <table:table-cell office:value-type="string" table:style-name="ce14">
            <text:p>This is my second output port</text:p>
          </table:table-cell>
          <table:table-cell office:value-type="string" table:content-validation-name="val11" table:style-name="ce15">
            <text:p>true</text:p>
          </table:table-cell>
          <table:table-cell office:value-type="string" table:style-name="ce16">
            <text:p>http://foo.org/operation_status</text:p>
          </table:table-cell>
          <table:table-cell office:value-type="string" table:style-name="ce15">
            <text:p>dimensionless</text:p>
          </table:table-cell>
          <table:table-cell office:value-type="string" table:content-validation-name="val10" table:style-name="ce15">
            <text:p>boolean</text:p>
          </table:table-cell>
          <table:table-cell office:value-type="string" table:style-name="ce17">
            <text:p>[]</text:p>
          </table:table-cell>
          <table:table-cell table:number-columns-repeated="16376"/>
        </table:table-row>
        <table:table-row table:style-name="ro11">
          <table:table-cell/>
          <table:table-cell office:value-type="string" table:style-name="ce13">
            <text:p>op_3</text:p>
          </table:table-cell>
          <table:table-cell office:value-type="string" table:style-name="ce14">
            <text:p>This is my third output port</text:p>
          </table:table-cell>
          <table:table-cell office:value-type="string" table:content-validation-name="val11" table:style-name="ce15">
            <text:p>false</text:p>
          </table:table-cell>
          <table:table-cell office:value-type="string" table:style-name="ce16">
            <text:p>http://foo.org/operation_status</text:p>
          </table:table-cell>
          <table:table-cell office:value-type="string" table:style-name="ce15">
            <text:p>dimensionless</text:p>
          </table:table-cell>
          <table:table-cell office:value-type="string" table:content-validation-name="val10" table:style-name="ce15">
            <text:p>boolean</text:p>
          </table:table-cell>
          <table:table-cell office:value-type="string" table:style-name="ce17">
            <text:p>[]</text:p>
          </table:table-cell>
          <table:table-cell table:number-columns-repeated="16376"/>
        </table:table-row>
        <table:table-row table:style-name="ro11">
          <table:table-cell/>
          <table:table-cell office:value-type="string" table:style-name="ce13">
            <text:p>op_4</text:p>
          </table:table-cell>
          <table:table-cell office:value-type="string" table:style-name="ce14">
            <text:p>This is my fourth output port</text:p>
          </table:table-cell>
          <table:table-cell office:value-type="string" table:content-validation-name="val11" table:style-name="ce15">
            <text:p>false</text:p>
          </table:table-cell>
          <table:table-cell office:value-type="string" table:style-name="ce16">
            <text:p>http://foo.org/pollution</text:p>
          </table:table-cell>
          <table:table-cell office:value-type="string" table:style-name="ce15">
            <text:p>g.cm^-3</text:p>
          </table:table-cell>
          <table:table-cell office:value-type="string" table:content-validation-name="val10" table:style-name="ce15">
            <text:p>float</text:p>
          </table:table-cell>
          <table:table-cell office:value-type="string" table:style-name="ce17">
            <text:p>[]</text:p>
          </table:table-cell>
          <table:table-cell table:number-columns-repeated="16376"/>
        </table:table-row>
        <table:table-row table:style-name="ro6">
          <table:table-cell/>
          <table:table-cell table:style-name="ce23"/>
          <table:table-cell table:style-name="ce24"/>
          <table:table-cell table:style-name="ce25"/>
          <table:table-cell table:number-columns-repeated="4" table:style-name="ce23"/>
          <table:table-cell table:number-columns-repeated="16376"/>
        </table:table-row>
        <table:table-row table:number-rows-repeated="3" table:style-name="ro7">
          <table:table-cell/>
          <table:table-cell table:style-name="ce23"/>
          <table:table-cell table:number-columns-repeated="2" table:style-name="ce24"/>
          <table:table-cell table:number-columns-repeated="4" table:style-name="ce23"/>
          <table:table-cell table:number-columns-repeated="16376"/>
        </table:table-row>
        <table:table-row table:number-rows-repeated="4" table:style-name="ro7">
          <table:table-cell/>
          <table:table-cell table:style-name="ce23"/>
          <table:table-cell table:style-name="ce24"/>
          <table:table-cell table:number-columns-repeated="5" table:style-name="ce23"/>
          <table:table-cell table:number-columns-repeated="16376"/>
        </table:table-row>
        <table:table-row table:style-name="ro7">
          <table:table-cell/>
          <table:table-cell table:style-name="ce23"/>
          <table:table-cell table:style-name="ce24"/>
          <table:table-cell table:style-name="ce25"/>
          <table:table-cell table:number-columns-repeated="4" table:style-name="ce23"/>
          <table:table-cell table:number-columns-repeated="16376"/>
        </table:table-row>
        <table:table-row table:number-rows-repeated="3" table:style-name="ro7">
          <table:table-cell/>
          <table:table-cell table:style-name="ce23"/>
          <table:table-cell table:style-name="ce24"/>
          <table:table-cell table:number-columns-repeated="5" table:style-name="ce23"/>
          <table:table-cell table:number-columns-repeated="16376"/>
        </table:table-row>
        <table:table-row table:number-rows-repeated="20" table:style-name="ro7">
          <table:table-cell/>
          <table:table-cell table:number-columns-repeated="7" table:style-name="ce23"/>
          <table:table-cell table:number-columns-repeated="16376"/>
        </table:table-row>
        <table:table-row table:number-rows-repeated="1048536" table:style-name="ro7">
          <table:table-cell table:number-columns-repeated="16384"/>
        </table:table-row>
      </table:table>
      <table:table table:name="Mockup_Clauses" table:style-name="ta1">
        <table:table-column table:style-name="co8" table:number-columns-repeated="10" table:default-cell-style-name="ce1"/>
        <table:table-column table:style-name="co1" table:number-columns-repeated="16374" table:default-cell-style-name="ce1"/>
        <table:table-row table:style-name="ro14">
          <table:table-cell/>
          <table:table-cell table:number-columns-repeated="16383" table:style-name="ce1"/>
        </table:table-row>
        <table:table-row table:style-name="ro15">
          <table:table-cell/>
          <table:table-cell table:style-name="ce1"/>
          <table:table-cell office:value-type="string" table:number-columns-spanned="7" table:number-rows-spanned="1" table:style-name="ce62">
            <text:p>Specifications of the Mockup Clauses: matching time and inputs, deciding outputs</text:p>
          </table:table-cell>
          <table:covered-table-cell table:number-columns-repeated="6"/>
          <table:table-cell table:number-columns-repeated="16375"/>
        </table:table-row>
        <table:table-row table:style-name="ro16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17">
          <table:table-cell/>
          <table:table-cell office:value-type="string" table:style-name="ce39">
            <office:annotation draw:style-name="a30" svg:x="3.47916666666667in" svg:y="1.89583333333333in" svg:width="2.05208333333333in" svg:height="1.03125in">
              <dc:creator>Boudeville Olivier</dc:creator>
              <text:p><text:span text:style-name="T2">Enter a series of clauses determining, based on the simulation time and on the state of the input ports, in which state the output ports shall be</text:span></text:p>
            </office:annotation>
            <text:p>Clauses</text:p>
          </table:table-cell>
          <table:table-cell office:value-type="string" table:number-columns-spanned="4" table:number-rows-spanned="1" table:style-name="ce51">
            <office:annotation draw:style-name="a31" svg:x="10.1458333333333in" svg:y="0.947916666666667in" svg:width="1.92708333333333in" svg:height="0.791666666666667in">
              <dc:creator>Boudeville Olivier</dc:creator>
              <text:p><text:span text:style-name="T2">Use, for a given time specification, as many rows as needed in order to list all targeted matches in terms of input port</text:span></text:p>
            </office:annotation>
            <text:p>Input Match Specifications</text:p>
          </table:table-cell>
          <table:covered-table-cell table:number-columns-repeated="3"/>
          <table:table-cell office:value-type="string" table:number-columns-spanned="3" table:number-rows-spanned="1" table:style-name="ce61">
            <office:annotation draw:style-name="a32" svg:x="15.1458333333333in" svg:y="0.947916666666667in" svg:width="1.73958333333333in" svg:height="0.96875in">
              <dc:creator>Boudeville Olivier</dc:creator>
              <text:p><text:span text:style-name="T2">Use as many rows as needed in order to list all targeted output port states for the current match in terms of time and inputs</text:span></text:p>
            </office:annotation>
            <text:p>Output State Specifications</text:p>
          </table:table-cell>
          <table:covered-table-cell table:number-columns-repeated="2"/>
          <table:table-cell table:number-columns-repeated="16375"/>
        </table:table-row>
        <table:table-row table:style-name="ro6">
          <table:table-cell/>
          <table:table-cell office:value-type="string" table:style-name="ce27">
            <office:annotation draw:style-name="a33" svg:x="3.47916666666667in" svg:y="1.14583333333333in" svg:width="1.5in" svg:height="0.864583333333333in">
              <dc:creator>Boudeville Olivier</dc:creator>
              <text:p><text:span text:style-name="T2">Either a timestep or 'any_time'</text:span><text:span text:style-name="T1"/></text:p>
              <text:p/>
            </office:annotation>
            <text:p>Time Specification</text:p>
          </table:table-cell>
          <table:table-cell office:value-type="string" table:style-name="ce27">
            <text:p>Input Port Name</text:p>
          </table:table-cell>
          <table:table-cell office:value-type="string" table:style-name="ce27">
            <text:p>Input Selector</text:p>
          </table:table-cell>
          <table:table-cell office:value-type="string" table:style-name="ce27">
            <office:annotation draw:style-name="a34" svg:x="8.47916666666667in" svg:y="1.14583333333333in" svg:width="1.5in" svg:height="0.864583333333333in">
              <dc:creator>Boudeville Olivier</dc:creator>
              <text:p><text:span text:style-name="T2">First parameter (if any) of the input selector (ex: a lower bound)</text:span></text:p>
            </office:annotation>
            <text:p>A</text:p>
          </table:table-cell>
          <table:table-cell office:value-type="string" table:style-name="ce27">
            <office:annotation draw:style-name="a35" svg:x="10.1458333333333in" svg:y="1.14583333333333in" svg:width="1.5in" svg:height="0.864583333333333in">
              <dc:creator>Boudeville Olivier</dc:creator>
              <text:p><text:span text:style-name="T2">Second parameter (if any) of the input match (ex: an upper bound)</text:span></text:p>
            </office:annotation>
            <text:p>B</text:p>
          </table:table-cell>
          <table:table-cell office:value-type="string" table:style-name="ce27">
            <text:p>Output Port Name</text:p>
          </table:table-cell>
          <table:table-cell office:value-type="string" table:style-name="ce27">
            <text:p>Output Selector</text:p>
          </table:table-cell>
          <table:table-cell office:value-type="string" table:style-name="ce27">
            <text:p>C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0" table:style-name="ce28">
            <text:p>0</text:p>
          </table:table-cell>
          <table:table-cell office:value-type="string" table:style-name="ce29">
            <text:p>ip_1</text:p>
          </table:table-cell>
          <table:table-cell office:value-type="string" table:content-validation-name="val12" table:style-name="ce30">
            <text:p>between</text:p>
          </table:table-cell>
          <table:table-cell office:value-type="float" office:value="2" table:style-name="ce30">
            <text:p>2</text:p>
          </table:table-cell>
          <table:table-cell office:value-type="float" office:value="5" table:style-name="ce30">
            <text:p>5</text:p>
          </table:table-cell>
          <table:table-cell office:value-type="string" table:style-name="ce29">
            <text:p>op_2</text:p>
          </table:table-cell>
          <table:table-cell office:value-type="string" table:content-validation-name="val13" table:style-name="ce30">
            <text:p>set</text:p>
          </table:table-cell>
          <table:table-cell office:value-type="string" table:style-name="ce30">
            <text:p>false</text:p>
          </table:table-cell>
          <table:table-cell table:number-columns-repeated="16375"/>
        </table:table-row>
        <table:table-row table:style-name="ro6">
          <table:table-cell/>
          <table:table-cell table:style-name="ce28"/>
          <table:table-cell office:value-type="string" table:style-name="ce29">
            <text:p>ip_3</text:p>
          </table:table-cell>
          <table:table-cell office:value-type="string" table:content-validation-name="val12" table:style-name="ce30">
            <text:p>set</text:p>
          </table:table-cell>
          <table:table-cell office:value-type="float" office:value="3" table:style-name="ce30">
            <text:p>3</text:p>
          </table:table-cell>
          <table:table-cell table:style-name="ce30"/>
          <table:table-cell office:value-type="string" table:style-name="ce29">
            <text:p>op_4</text:p>
          </table:table-cell>
          <table:table-cell office:value-type="string" table:content-validation-name="val13" table:style-name="ce30">
            <text:p>set</text:p>
          </table:table-cell>
          <table:table-cell office:value-type="string" table:style-name="ce30">
            <text:p>89.5</text:p>
          </table:table-cell>
          <table:table-cell table:number-columns-repeated="16375"/>
        </table:table-row>
        <table:table-row table:style-name="ro6">
          <table:table-cell/>
          <table:table-cell office:value-type="float" office:value="0" table:style-name="ce31">
            <text:p>0</text:p>
          </table:table-cell>
          <table:table-cell office:value-type="string" table:style-name="ce32">
            <text:p>ip_2</text:p>
          </table:table-cell>
          <table:table-cell office:value-type="string" table:content-validation-name="val12" table:style-name="ce33">
            <text:p>around</text:p>
          </table:table-cell>
          <table:table-cell office:value-type="float" office:value="42" table:style-name="ce33">
            <text:p>42</text:p>
          </table:table-cell>
          <table:table-cell office:value-type="float" office:value="1E-4" table:style-name="ce43">
            <text:p>1,00E-04</text:p>
          </table:table-cell>
          <table:table-cell office:value-type="string" table:style-name="ce32">
            <text:p>op_1</text:p>
          </table:table-cell>
          <table:table-cell office:value-type="string" table:content-validation-name="val13" table:style-name="ce33">
            <text:p>set</text:p>
          </table:table-cell>
          <table:table-cell office:value-type="float" office:value="1" table:style-name="ce33">
            <text:p>1</text:p>
          </table:table-cell>
          <table:table-cell table:number-columns-repeated="16375"/>
        </table:table-row>
        <table:table-row table:style-name="ro6">
          <table:table-cell/>
          <table:table-cell table:style-name="ce31"/>
          <table:table-cell table:style-name="ce32"/>
          <table:table-cell table:content-validation-name="val12" table:style-name="ce33"/>
          <table:table-cell table:number-columns-repeated="2" table:style-name="ce33"/>
          <table:table-cell office:value-type="string" table:style-name="ce32">
            <text:p>op_2</text:p>
          </table:table-cell>
          <table:table-cell office:value-type="string" table:content-validation-name="val13" table:style-name="ce33">
            <text:p>unset</text:p>
          </table:table-cell>
          <table:table-cell table:style-name="ce33"/>
          <table:table-cell table:number-columns-repeated="16375"/>
        </table:table-row>
        <table:table-row table:style-name="ro6">
          <table:table-cell/>
          <table:table-cell office:value-type="float" office:value="1" table:style-name="ce28">
            <text:p>1</text:p>
          </table:table-cell>
          <table:table-cell office:value-type="string" table:style-name="ce40">
            <text:p>ip_3</text:p>
          </table:table-cell>
          <table:table-cell office:value-type="string" table:content-validation-name="val12" table:style-name="ce40">
            <text:p>among</text:p>
          </table:table-cell>
          <table:table-cell office:value-type="string" table:style-name="ce41">
            <text:p>[1,2,3]</text:p>
          </table:table-cell>
          <table:table-cell table:style-name="ce34"/>
          <table:table-cell office:value-type="string" table:style-name="ce29">
            <text:p>op_4</text:p>
          </table:table-cell>
          <table:table-cell office:value-type="string" table:content-validation-name="val13" table:style-name="ce30">
            <text:p>state_of</text:p>
          </table:table-cell>
          <table:table-cell office:value-type="string" table:style-name="ce30">
            <text:p>ip_2</text:p>
          </table:table-cell>
          <table:table-cell table:number-columns-repeated="16375"/>
        </table:table-row>
        <table:table-row table:style-name="ro6">
          <table:table-cell/>
          <table:table-cell office:value-type="string" table:style-name="ce31">
            <text:p>any_time</text:p>
          </table:table-cell>
          <table:table-cell office:value-type="string" table:style-name="ce42">
            <text:p>ip_1</text:p>
          </table:table-cell>
          <table:table-cell office:value-type="string" table:content-validation-name="val12" table:style-name="ce42">
            <text:p>unset</text:p>
          </table:table-cell>
          <table:table-cell table:number-columns-repeated="2" table:style-name="ce35"/>
          <table:table-cell office:value-type="string" table:style-name="ce32">
            <text:p>op_2</text:p>
          </table:table-cell>
          <table:table-cell office:value-type="string" table:content-validation-name="val13" table:style-name="ce33">
            <text:p>set</text:p>
          </table:table-cell>
          <table:table-cell office:value-type="string" table:style-name="ce33">
            <text:p>true</text:p>
          </table:table-cell>
          <table:table-cell table:number-columns-repeated="16375"/>
        </table:table-row>
        <table:table-row table:number-rows-repeated="3" table:style-name="ro6">
          <table:table-cell/>
          <table:table-cell table:style-name="ce36"/>
          <table:table-cell table:number-columns-repeated="2" table:style-name="ce23"/>
          <table:table-cell table:number-columns-repeated="2" table:style-name="ce37"/>
          <table:table-cell table:style-name="ce23"/>
          <table:table-cell table:number-columns-repeated="2" table:style-name="ce37"/>
          <table:table-cell table:number-columns-repeated="16375"/>
        </table:table-row>
        <table:table-row table:number-rows-repeated="5" table:style-name="ro7">
          <table:table-cell/>
          <table:table-cell table:style-name="ce38"/>
          <table:table-cell table:number-columns-repeated="2" table:style-name="ce23"/>
          <table:table-cell table:number-columns-repeated="2" table:style-name="ce37"/>
          <table:table-cell table:style-name="ce23"/>
          <table:table-cell table:number-columns-repeated="2" table:style-name="ce37"/>
          <table:table-cell table:number-columns-repeated="16375"/>
        </table:table-row>
        <table:table-row table:number-rows-repeated="25" table:style-name="ro7">
          <table:table-cell/>
          <table:table-cell table:number-columns-repeated="8" table:style-name="ce23"/>
          <table:table-cell table:number-columns-repeated="16375"/>
        </table:table-row>
        <table:table-row table:number-rows-repeated="1048532" table:style-name="ro7">
          <table:table-cell table:number-columns-repeated="16384"/>
        </table:table-row>
      </table:table>
      <table:database-ranges>
        <table:database-range table:target-range-address="Unit_Mockup_Metadata.B6:Unit_Mockup_Metadata.C12" table:name="Tableau2" table:display-filter-buttons="true"/>
        <table:database-range table:target-range-address="Input_Port_Specifications.B4:Input_Port_Specifications.H7" table:name="Tableau3" table:display-filter-buttons="true"/>
        <table:database-range table:target-range-address="Output_Port_Specifications.B4:Output_Port_Specifications.H8" table:name="Tableau35" table:display-filter-buttons="true"/>
        <table:database-range table:target-range-address="Mockup_Clauses.B5:Mockup_Clauses.I11" table:name="Tableau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UART Robin</meta:initial-creator>
    <dc:creator>Boudeville Olivier</dc:creator>
    <meta:creation-date>2017-02-16T09:46:54Z</meta:creation-date>
    <dc:date>2017-04-03T15:45:38Z</dc:date>
  </office:meta>
</office:document-meta>
</file>